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7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2">
      <style:graphic-properties draw:fill="none" draw:stroke="dash" draw:stroke-dash="a401" svg:stroke-width="0.02778in" svg:stroke-color="#000000" svg:stroke-opacity="100%" draw:stroke-linejoin="miter" svg:stroke-linecap="butt"/>
    </style:style>
    <style:style style:family="paragraph" style:name="a450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5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7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422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25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68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80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83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34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42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386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45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389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48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07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16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55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19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20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66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74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69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26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77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34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80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37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83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42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86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94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51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89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547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513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366" draw:style-name="a356" draw:master-page-name="Master1-Layout2-obj-Title-and-Content" presentation:presentation-page-layout-name="Master1-PPL2" draw:id="Slide-621">
        <draw:custom-shape svg:x="-0.89583in" svg:y="2.91122in" svg:width="12.44493in" svg:height="0.70874in" draw:id="id63" draw:style-name="a359" draw:name="Pfeil nach rechts 3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08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64" draw:style-name="a362" draw:name="Textfeld 16" svg:x="-0.73475in" svg:y="2.27576in" svg:width="1.7429in" svg:height="0.63952in">
          <draw:text-box>
            <text:p text:style-name="a361" text:class-names="" text:cond-style-name=""><text:span text:style-name="a360" text:class-names="">C++17</text:span></text:p>
          </draw:text-box>
          <svg:title/>
          <svg:desc/>
        </draw:frame>
        <draw:frame draw:id="id65" draw:style-name="a365" draw:name="Textfeld 20" svg:x="-0.25034in" svg:y="3.06984in" svg:width="0.63671in" svg:height="0.33659in">
          <draw:text-box>
            <text:p text:style-name="a364" text:class-names="" text:cond-style-name=""><text:span text:style-name="a363" text:class-names="">2017</text:span></text:p>
          </draw:text-box>
          <svg:title/>
          <svg:desc/>
        </draw:frame>
        <draw:frame draw:id="id66" draw:style-name="a400" draw:name="Textfeld 24" svg:x="-1.05663in" svg:y="3.65685in" svg:width="2.67746in" svg:height="2.12051in">
          <draw:text-box>
            <text:list text:style-name="a368">
              <text:list-item>
                <text:p text:style-name="a367" text:class-names="" text:cond-style-name=""><text:span text:style-name="a366" text:class-names=""/></text:p>
              </text:list-item>
            </text:list>
            <text:list text:style-name="a371">
              <text:list-item>
                <text:p text:style-name="a370" text:class-names="" text:cond-style-name=""><text:span text:style-name="a369" text:class-names="">Fold expressions</text:span></text:p>
              </text:list-item>
            </text:list>
            <text:list text:style-name="a374">
              <text:list-item>
                <text:p text:style-name="a373" text:class-names="" text:cond-style-name=""><text:span text:style-name="a372" text:class-names="">constexpr if</text:span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Structured binding<text:s text:c="1"/>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/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std::string_view</text:span></text:p>
              </text:list-item>
            </text:list>
            <text:list text:style-name="a386">
              <text:list-item>
                <text:p text:style-name="a385" text:class-names="" text:cond-style-name=""><text:span text:style-name="a384" text:class-names="">Parallel algorithms of the STL</text:span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>Filesystem library</text:span></text:p>
              </text:list-item>
            </text:list>
            <text:list text:style-name="a394">
              <text:list-item>
                <text:p text:style-name="a393" text:class-names="" text:cond-style-name=""><text:span text:style-name="a390" text:class-names="">std::any, std::optional</text:span><text:span text:style-name="a391" text:class-names="">, and <text:s text:c="1"/></text:span><text:span text:style-name="a392" text:class-names="">std::variant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/></text:p>
              </text:list-item>
            </text:list>
            <text:p text:style-name="a399" text:class-names="" text:cond-style-name=""><text:span text:style-name="a398" text:class-names=""/></text:p>
          </draw:text-box>
          <svg:title/>
          <svg:desc/>
        </draw:frame>
        <draw:connector draw:type="line" svg:x1="1.53512in" svg:y1="2.16644in" svg:x2="1.53512in" svg:y2="5.6314in" draw:id="id67" draw:style-name="a402" draw:name="Gerade Verbindung 8">
          <svg:title/>
          <svg:desc/>
        </draw:connector>
        <draw:frame draw:id="id68" draw:style-name="a405" draw:name="Textfeld 16" svg:x="5.42299in" svg:y="2.25564in" svg:width="1.7429in" svg:height="0.63952in">
          <draw:text-box>
            <text:p text:style-name="a404" text:class-names="" text:cond-style-name=""><text:span text:style-name="a403" text:class-names="">C++20</text:span></text:p>
          </draw:text-box>
          <svg:title/>
          <svg:desc/>
        </draw:frame>
        <draw:frame draw:id="id69" draw:style-name="a408" draw:name="Textfeld 20" svg:x="5.85875in" svg:y="3.09067in" svg:width="0.63671in" svg:height="0.33659in">
          <draw:text-box>
            <text:p text:style-name="a407" text:class-names="" text:cond-style-name=""><text:span text:style-name="a406" text:class-names="">2020</text:span></text:p>
          </draw:text-box>
          <svg:title/>
          <svg:desc/>
        </draw:frame>
        <draw:frame draw:id="id70" draw:style-name="a429" draw:name="Textfeld 23" svg:x="1.742in" svg:y="3.72495in" svg:width="1.81122in" svg:height="1.41367in">
          <draw:text-box>
            <text:p text:style-name="a410" text:class-names="" text:cond-style-name=""><text:span text:style-name="a409" text:class-names="">The Big Four</text:span></text:p>
            <text:list text:style-name="a413">
              <text:list-item>
                <text:p text:style-name="a412" text:class-names="" text:cond-style-name=""><text:span text:style-name="a411" text:class-names=""/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Concepts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Ranges library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Coroutines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Modules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/></text:p>
              </text:list-item>
            </text:list>
          </draw:text-box>
          <svg:title/>
          <svg:desc/>
        </draw:frame>
        <draw:frame draw:id="id71" draw:style-name="a461" draw:name="Textfeld 23" svg:x="8.51864in" svg:y="3.72781in" svg:width="2.97198in" svg:height="2.25514in">
          <draw:text-box>
            <text:p text:style-name="a431" text:class-names="" text:cond-style-name=""><text:span text:style-name="a430" text:class-names="">Concurrency</text:span></text:p>
            <text:list text:style-name="a434">
              <text:list-item>
                <text:p text:style-name="a433" text:class-names="" text:cond-style-name=""><text:span text:style-name="a432" text:class-names=""/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std::atomic_ref&lt;T&gt;</text:span></text:p>
              </text:list-item>
            </text:list>
            <text:list text:style-name="a442">
              <text:list-item>
                <text:p text:style-name="a441" text:class-names="" text:cond-style-name=""><text:span text:style-name="a438" text:class-names="">std::atomic&lt;std::shared_ptr&lt;T&gt;&gt;<text:s text:c="1"/></text:span><text:span text:style-name="a439" text:class-names="">and</text:span><text:span text:style-name="a440" text:class-names=""><text:s text:c="1"/>std::atomic&lt;std::weak_ptr&lt;T&gt;&gt;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Floating point atomics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>Waiting on atomics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Semaphores, latches, and barriers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std::jthread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/></text:p>
              </text:list-item>
            </text:list>
          </draw:text-box>
          <svg:title/>
          <svg:desc/>
        </draw:frame>
        <draw:frame draw:id="id72" draw:style-name="a493" draw:name="Textfeld 23" svg:x="6.16629in" svg:y="3.72517in" svg:width="2.28779in" svg:height="2.25514in">
          <draw:text-box>
            <text:p text:style-name="a463" text:class-names="" text:cond-style-name=""><text:span text:style-name="a462" text:class-names="">Library</text:span></text:p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Calender and time-zone</text:span></text:p>
              </text:list-item>
            </text:list>
            <text:list text:style-name="a473">
              <text:list-item>
                <text:p text:style-name="a472" text:class-names="" text:cond-style-name=""><text:span text:style-name="a470" text:class-names="">std::span<text:s text:c="1"/></text:span><text:span text:style-name="a471" text:class-names="">as a view on a contiguous array</text:span></text:p>
              </text:list-item>
            </text:list>
            <text:list text:style-name="a480">
              <text:list-item>
                <text:p text:style-name="a479" text:class-names="" text:cond-style-name=""><text:span text:style-name="a474" text:class-names="">constexpr</text:span><text:span text:style-name="a475" text:class-names=""><text:s text:c="1"/>containers such as<text:s text:c="1"/></text:span><text:span text:style-name="a476" text:class-names="">std::string<text:s text:c="1"/></text:span><text:span text:style-name="a477" text:class-names="">and<text:s text:c="1"/></text:span><text:span text:style-name="a478" text:class-names="">std::vector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std::format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std::source_location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  <draw:frame draw:id="id73" draw:style-name="a559" draw:name="Textfeld 23" svg:x="3.48396in" svg:y="3.71053in" svg:width="2.49104in" svg:height="2.25514in">
          <draw:text-box>
            <text:p text:style-name="a495" text:class-names="" text:cond-style-name=""><text:span text:style-name="a494" text:class-names="">Core Language</text:span></text:p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  <text:list text:style-name="a507">
              <text:list-item>
                <text:p text:style-name="a506" text:class-names="" text:cond-style-name=""><text:span text:style-name="a499" text:class-names="">Three-way</text:span><text:span text:style-name="a500" text:class-names=""><text:s text:c="1"/></text:span><text:span text:style-name="a501" text:class-names="">comparison</text:span><text:span text:style-name="a502" text:class-names=""><text:s text:c="1"/></text:span><text:span text:style-name="a503" text:class-names="">operator</text:span><text:span text:style-name="a504" text:class-names=""><text:s text:c="1"/></text:span><text:span text:style-name="a505" text:class-names=""/></text:p>
              </text:list-item>
            </text:list>
            <text:list text:style-name="a513">
              <text:list-item>
                <text:p text:style-name="a512" text:class-names="" text:cond-style-name=""><text:span text:style-name="a508" text:class-names="">constexpr</text:span><text:span text:style-name="a509" text:class-names=""><text:s text:c="1"/>virtual<text:s text:c="1"/></text:span><text:span text:style-name="a510" text:class-names="">functions</text:span><text:span text:style-name="a511" text:class-names=""/></text:p>
              </text:list-item>
            </text:list>
            <text:list text:style-name="a520">
              <text:list-item>
                <text:p text:style-name="a519" text:class-names="" text:cond-style-name=""><text:span text:style-name="a514" text:class-names="">Redefinition</text:span><text:span text:style-name="a515" text:class-names=""><text:s text:c="1"/></text:span><text:span text:style-name="a516" text:class-names="">of</text:span><text:span text:style-name="a517" text:class-names=""><text:s text:c="1"/></text:span><text:span text:style-name="a518" text:class-names="">volatile</text:span></text:p>
              </text:list-item>
            </text:list>
            <text:list text:style-name="a526">
              <text:list-item>
                <text:p text:style-name="a525" text:class-names="" text:cond-style-name=""><text:span text:style-name="a521" text:class-names="">Designated</text:span><text:span text:style-name="a522" text:class-names=""><text:s text:c="1"/></text:span><text:span text:style-name="a523" text:class-names="">initializers</text:span><text:span text:style-name="a524" text:class-names=""/></text:p>
              </text:list-item>
            </text:list>
            <text:list text:style-name="a534">
              <text:list-item>
                <text:p text:style-name="a533" text:class-names="" text:cond-style-name=""><text:span text:style-name="a527" text:class-names="">Various</text:span><text:span text:style-name="a528" text:class-names=""><text:s text:c="1"/></text:span><text:span text:style-name="a529" text:class-names="">template</text:span><text:span text:style-name="a530" text:class-names=""><text:s text:c="1"/></text:span><text:span text:style-name="a531" text:class-names="">improvements</text:span><text:span text:style-name="a532" text:class-names=""/></text:p>
              </text:list-item>
            </text:list>
            <text:list text:style-name="a542">
              <text:list-item>
                <text:p text:style-name="a541" text:class-names="" text:cond-style-name=""><text:span text:style-name="a535" text:class-names="">Various</text:span><text:span text:style-name="a536" text:class-names=""><text:s text:c="1"/></text:span><text:span text:style-name="a537" text:class-names="">lambda</text:span><text:span text:style-name="a538" text:class-names=""><text:s text:c="1"/></text:span><text:span text:style-name="a539" text:class-names="">improvements</text:span><text:span text:style-name="a540" text:class-names=""/></text:p>
              </text:list-item>
            </text:list>
            <text:list text:style-name="a547">
              <text:list-item>
                <text:p text:style-name="a546" text:class-names="" text:cond-style-name=""><text:span text:style-name="a543" text:class-names="">New<text:s text:c="1"/></text:span><text:span text:style-name="a544" text:class-names="">attributes</text:span><text:span text:style-name="a545" text:class-names=""/></text:p>
              </text:list-item>
            </text:list>
            <text:list text:style-name="a555">
              <text:list-item>
                <text:p text:style-name="a554" text:class-names="" text:cond-style-name=""><text:span text:style-name="a548" text:class-names="">consteval</text:span><text:span text:style-name="a549" text:class-names=""><text:s text:c="1"/>and<text:s text:c="1"/></text:span><text:span text:style-name="a550" text:class-names="">constinit</text:span><text:span text:style-name="a551" text:class-names=""><text:s text:c="1"/></text:span><text:span text:style-name="a552" text:class-names="">keyword</text:span><text:span text:style-name="a553" text:class-names=""/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401" draw:style="rect" draw:dots1="1" draw:dots1-length="0.08333in" draw:distance="0.0833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2.08.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2.08.2020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2.08.2020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2.08.2020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2.08.2020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2.08.2020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2.08.2020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2.08.2020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2.08.2020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2.08.2020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2.08.2020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2.08.2020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Rainer Grimm</meta:initial-creator>
    <dc:creator>Rainer Grimm</dc:creator>
    <meta:creation-date>2019-10-17T19:55:51Z</meta:creation-date>
    <dc:date>2020-08-12T19:21:38Z</dc:date>
    <meta:editing-cycles>3</meta:editing-cycles>
    <meta:editing-duration>PT0S</meta:editing-duration>
    <meta:document-statistic meta:paragraph-count="44" meta:word-count="153"/>
  </office:meta>
</office:document-meta>
</file>